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" manifest:full-path="Object 1/statusba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" manifest:full-path="Object 1/menubar/"/>
  <manifest:file-entry manifest:media-type="" manifest:full-path="Object 1/toolbar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Ultrafine_20_Dashed" svg:stroke-width="0.15cm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2.71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2.5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5cm" fo:min-width="2.591cm"/>
    </style:style>
    <style:style style:name="gr6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Fine_20_Dashed_20__28_var_29_" svg:stroke-width="0.15cm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5cm" fo:min-width="2.33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5cm" fo:min-width="1.9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5cm" fo:min-width="1.5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5cm" fo:min-width="2.34cm"/>
    </style:style>
    <style:style style:name="gr12" style:family="graphic" style:parent-style-name="standard">
      <style:graphic-properties draw:ole-draw-aspect="1" style:protect="size"/>
    </style:style>
    <style:style style:name="gr13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1.215cm" fo:min-width="2.591cm"/>
    </style:style>
    <style:style style:name="gr14" style:family="graphic" style:parent-style-name="standard">
      <style:graphic-properties svg:stroke-width="0.15cm" draw:marker-start-width="0.4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fo:font-family="'Liberation Serif'" style:font-family-generic="roman" style:font-pitch="variable" fo:font-size="18pt" fo:font-style="italic" style:font-size-asian="11pt" style:font-style-asian="italic" style:font-weight-asian="normal" style:font-size-complex="11pt" style:font-style-complex="italic"/>
    </style:style>
    <style:style style:name="P3" style:family="paragraph">
      <style:text-properties fo:font-family="'Liberation Serif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1" style:family="text">
      <style:text-properties fo:font-family="'Liberation Serif'" style:font-family-generic="roman" style:font-pitch="variable" fo:font-size="18pt" fo:font-style="italic" style:font-size-asian="11pt" style:font-style-asian="italic" style:font-weight-asian="normal" style:font-size-complex="11pt" style:font-style-complex="italic"/>
    </style:style>
    <style:style style:name="T2" style:family="text">
      <style:text-properties fo:font-family="'Liberation Serif'" style:font-family-generic="roman" style:font-pitch="variable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018cm" svg:height="1.968cm" svg:x="5.191cm" svg:y="14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7.509cm" svg:height="3.899cm" svg:x="5.191cm" svg:y="4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191cm" svg:y1="2.75cm" svg:x2="5.191cm" svg:y2="9.186cm">
          <text:p/>
        </draw:line>
        <draw:frame draw:style-name="gr3" draw:text-style-name="P2" draw:layer="layout" svg:width="3.219cm" svg:height="2.537cm" svg:x="21.281cm" svg:y="8.114cm">
          <draw:text-box>
            <text:p><text:span text:style-name="T1">ms</text:span></text:p>
          </draw:text-box>
        </draw:frame>
        <draw:frame draw:style-name="gr4" draw:text-style-name="P3" draw:layer="layout" svg:width="3.842cm" svg:height="1.466cm" svg:x="0.985cm" svg:y="3.693cm">
          <draw:text-box>
            <text:p><text:span text:style-name="T2">20Mhz @ 5V</text:span></text:p>
          </draw:text-box>
        </draw:frame>
        <draw:frame draw:style-name="gr5" draw:text-style-name="P3" draw:layer="layout" svg:width="3.842cm" svg:height="1.465cm" svg:x="0.918cm" svg:y="5.609cm">
          <draw:text-box>
            <text:p><text:span text:style-name="T2">10Mhz @ 3V</text:span></text:p>
          </draw:text-box>
        </draw:frame>
        <draw:line draw:style-name="gr6" draw:text-style-name="P1" draw:layer="layout" svg:x1="4.77cm" svg:y1="4.215cm" svg:x2="5.193cm" svg:y2="4.215cm">
          <text:p/>
        </draw:line>
        <draw:line draw:style-name="gr6" draw:text-style-name="P1" draw:layer="layout" svg:x1="4.77cm" svg:y1="6.146cm" svg:x2="5.193cm" svg:y2="6.146cm">
          <text:p/>
        </draw:line>
        <draw:line draw:style-name="gr7" draw:text-style-name="P1" draw:layer="layout" svg:x1="12.7cm" svg:y1="2.75cm" svg:x2="12.7cm" svg:y2="9.186cm">
          <text:p/>
        </draw:line>
        <draw:frame draw:style-name="gr8" draw:text-style-name="P2" draw:layer="layout" svg:width="2.839cm" svg:height="1.465cm" svg:x="11.654cm" svg:y="9.186cm">
          <draw:text-box>
            <text:p><text:span text:style-name="T1">20ms</text:span></text:p>
          </draw:text-box>
        </draw:frame>
        <draw:frame draw:style-name="gr9" draw:text-style-name="P3" draw:layer="layout" svg:width="2.422cm" svg:height="1.465cm" svg:x="4.433cm" svg:y="9.189cm">
          <draw:text-box>
            <text:p><text:span text:style-name="T2">0ms</text:span></text:p>
          </draw:text-box>
        </draw:frame>
        <draw:line draw:style-name="gr2" draw:text-style-name="P1" draw:layer="layout" svg:x1="5.191cm" svg:y1="10.903cm" svg:x2="5.191cm" svg:y2="17.339cm">
          <text:p/>
        </draw:line>
        <draw:frame draw:style-name="gr10" draw:text-style-name="P2" draw:layer="layout" svg:width="2.005cm" svg:height="1.465cm" svg:x="21.281cm" svg:y="16.267cm">
          <draw:text-box>
            <text:p><text:span text:style-name="T1">ms</text:span></text:p>
          </draw:text-box>
        </draw:frame>
        <draw:line draw:style-name="gr6" draw:text-style-name="P1" draw:layer="layout" svg:x1="4.77cm" svg:y1="12.368cm" svg:x2="5.193cm" svg:y2="12.368cm">
          <text:p/>
        </draw:line>
        <draw:line draw:style-name="gr6" draw:text-style-name="P1" draw:layer="layout" svg:x1="4.77cm" svg:y1="14.299cm" svg:x2="5.193cm" svg:y2="14.299cm">
          <text:p/>
        </draw:line>
        <draw:line draw:style-name="gr7" draw:text-style-name="P1" draw:layer="layout" svg:x1="12.7cm" svg:y1="10.903cm" svg:x2="12.7cm" svg:y2="17.339cm">
          <text:p/>
        </draw:line>
        <draw:frame draw:style-name="gr8" draw:text-style-name="P2" draw:layer="layout" svg:width="2.839cm" svg:height="1.465cm" svg:x="11.654cm" svg:y="17.339cm">
          <draw:text-box>
            <text:p><text:span text:style-name="T1">20ms</text:span></text:p>
          </draw:text-box>
        </draw:frame>
        <draw:frame draw:style-name="gr9" draw:text-style-name="P2" draw:layer="layout" svg:width="2.422cm" svg:height="1.465cm" svg:x="4.433cm" svg:y="17.342cm">
          <draw:text-box>
            <text:p><text:span text:style-name="T1">0ms</text:span></text:p>
          </draw:text-box>
        </draw:frame>
        <draw:line draw:style-name="gr7" draw:text-style-name="P1" draw:layer="layout" svg:x1="20.209cm" svg:y1="10.903cm" svg:x2="20.209cm" svg:y2="17.339cm">
          <text:p/>
        </draw:line>
        <draw:frame draw:style-name="gr11" draw:text-style-name="P2" draw:layer="layout" svg:width="2.84cm" svg:height="1.465cm" svg:x="19.15cm" svg:y="17.342cm">
          <draw:text-box>
            <text:p><text:span text:style-name="T1">40ms</text:span></text:p>
          </draw:text-box>
        </draw:frame>
        <draw:frame draw:style-name="gr12" draw:layer="layout" svg:width="1.322cm" svg:height="0.697cm" svg:x="8.178cm" svg:y="5.80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2" draw:layer="layout" svg:width="6.637cm" svg:height="1.07cm" svg:x="13.201cm" svg:y="2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layer="layout" svg:width="6.649cm" svg:height="1.07cm" svg:x="13.2cm" svg:y="12.28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layer="layout" svg:width="6.627cm" svg:height="1.07cm" svg:x="21.849cm" svg:y="10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2" draw:layer="layout" svg:width="6.624cm" svg:height="1.07cm" svg:x="21.875cm" svg:y="11.22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layer="layout" svg:width="3.955cm" svg:height="2.042cm" svg:x="21.753cm" svg:y="12.54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3" draw:layer="layout" svg:width="3.842cm" svg:height="1.466cm" svg:x="0.986cm" svg:y="11.894cm">
          <draw:text-box>
            <text:p><text:span text:style-name="T2">20Mhz @ 5V</text:span></text:p>
          </draw:text-box>
        </draw:frame>
        <draw:frame draw:style-name="gr13" draw:text-style-name="P3" draw:layer="layout" svg:width="3.842cm" svg:height="1.465cm" svg:x="0.919cm" svg:y="13.81cm">
          <draw:text-box>
            <text:p text:style-name="P3"><text:span text:style-name="T2">10Mhz @ 3V</text:span></text:p>
          </draw:text-box>
        </draw:frame>
        <draw:line draw:style-name="gr14" draw:text-style-name="P1" draw:layer="layout" svg:x1="4.118cm" svg:y1="8.114cm" svg:x2="23.427cm" svg:y2="8.114cm">
          <text:p/>
        </draw:line>
        <draw:line draw:style-name="gr14" draw:text-style-name="P1" draw:layer="layout" svg:x1="4.118cm" svg:y1="16.266cm" svg:x2="23.427cm" svg:y2="16.2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ustavo Meira</meta:initial-creator>
    <meta:creation-date>2011-07-08T15:49:26</meta:creation-date>
    <dc:date>2011-11-03T17:34:24</dc:date>
    <dc:creator>Gustavo Meira</dc:creator>
    <meta:editing-duration>PT03H42M26S</meta:editing-duration>
    <meta:editing-cycles>10</meta:editing-cycles>
    <meta:generator>OpenOffice.org/3.2$Linux OpenOffice.org_project/320m19$Build-9505</meta:generator>
    <meta:document-statistic meta:object-count="30"/>
  </office:meta>
</office:document-meta>
</file>

<file path=Object 1/content.xml><?xml version="1.0" encoding="utf-8"?>
<math xmlns="http://www.w3.org/1998/Math/MathML">
  <semantics>
    <mrow>
      <mi>f</mi>
      <mi mathvariant="normal">×</mi>
      <mi>t</mi>
    </mrow>
    <annotation encoding="StarMath 5.0">f times t </annotation>
  </semantics>
</math>
</file>

<file path=Object 2/content.xml><?xml version="1.0" encoding="utf-8"?>
<math xmlns="http://www.w3.org/1998/Math/MathML">
  <semantics>
    <mrow>
      <msub>
        <mi>E</mi>
        <mn>1</mn>
      </msub>
      <mi mathvariant="normal">=</mi>
      <mrow>
        <mrow>
          <mrow>
            <mn>20</mn>
            <mi mathvariant="normal">×</mi>
            <mn>20</mn>
          </mrow>
          <mi mathvariant="normal">×</mi>
          <msup>
            <mn>5</mn>
            <mn>2</mn>
          </msup>
        </mrow>
        <mi mathvariant="normal">×</mi>
        <msub>
          <mi>c</mi>
          <mn>1</mn>
        </msub>
      </mrow>
    </mrow>
    <annotation encoding="StarMath 5.0">E_1 = 20 times 20 times 5^2 times c_1</annotation>
  </semantics>
</math>
</file>

<file path=Object 3/content.xml><?xml version="1.0" encoding="utf-8"?>
<math xmlns="http://www.w3.org/1998/Math/MathML">
  <semantics>
    <mrow>
      <msub>
        <mi>E</mi>
        <mn>2</mn>
      </msub>
      <mi mathvariant="normal">=</mi>
      <mrow>
        <mrow>
          <mrow>
            <mn>10</mn>
            <mi mathvariant="normal">×</mi>
            <mn>40</mn>
          </mrow>
          <mi mathvariant="normal">×</mi>
          <msup>
            <mn>3</mn>
            <mn>2</mn>
          </msup>
        </mrow>
        <mi mathvariant="normal">×</mi>
        <msub>
          <mi>c</mi>
          <mn>2</mn>
        </msub>
      </mrow>
    </mrow>
    <annotation encoding="StarMath 5.0">E_2 = 10 times 40 times 3^2 times c_2</annotation>
  </semantics>
</math>
</file>

<file path=Object 4/content.xml><?xml version="1.0" encoding="utf-8"?>
<math xmlns="http://www.w3.org/1998/Math/MathML">
  <semantics>
    <mrow>
      <msub>
        <mi>E</mi>
        <mn>1</mn>
      </msub>
      <mi mathvariant="normal">=</mi>
      <mrow>
        <mrow>
          <mrow>
            <mn>20</mn>
            <mi mathvariant="normal">×</mi>
            <mn>20</mn>
          </mrow>
          <mi mathvariant="normal">×</mi>
          <msup>
            <mn>5</mn>
            <mn>2</mn>
          </msup>
        </mrow>
        <mi mathvariant="normal">×</mi>
        <msub>
          <mi>c</mi>
          <mn>1</mn>
        </msub>
      </mrow>
    </mrow>
    <annotation encoding="StarMath 5.0">E_1 = 20 times 20 times 5^2 times c_1</annotation>
  </semantics>
</math>
</file>

<file path=Object 5/content.xml><?xml version="1.0" encoding="utf-8"?>
<math xmlns="http://www.w3.org/1998/Math/MathML">
  <semantics>
    <mrow>
      <msub>
        <mi>E</mi>
        <mn>2</mn>
      </msub>
      <mi mathvariant="normal">=</mi>
      <mrow>
        <mrow>
          <mrow>
            <mn>10</mn>
            <mi mathvariant="normal">×</mi>
            <mn>40</mn>
          </mrow>
          <mi mathvariant="normal">×</mi>
          <msup>
            <mn>3</mn>
            <mn>2</mn>
          </msup>
        </mrow>
        <mi mathvariant="normal">×</mi>
        <msub>
          <mi>c</mi>
          <mn>2</mn>
        </msub>
      </mrow>
    </mrow>
    <annotation encoding="StarMath 5.0">E_2 = 10 times 40 times 3^2 times c_2</annotation>
  </semantics>
</math>
</file>

<file path=Object 6/content.xml><?xml version="1.0" encoding="utf-8"?>
<math xmlns="http://www.w3.org/1998/Math/MathML">
  <semantics>
    <mrow>
      <mfrac>
        <msub>
          <mi>E</mi>
          <mn>1</mn>
        </msub>
        <msub>
          <mi>E</mi>
          <mn>2</mn>
        </msub>
      </mfrac>
      <mi mathvariant="normal">≈</mi>
      <mrow>
        <mn>2.7</mn>
        <mi mathvariant="normal">×</mi>
        <mi>c</mi>
      </mrow>
    </mrow>
    <annotation encoding="StarMath 5.0">E_1 over E_2 approx 2.7 times c</annotation>
  </semantics>
</math>
</file>